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B000000290E4EA27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d9110" officeooo:paragraph-rsid="000d9110"/>
    </style:style>
    <style:style style:name="P2" style:family="paragraph" style:parent-style-name="Standard">
      <style:text-properties officeooo:rsid="00179cac" officeooo:paragraph-rsid="00179cac"/>
    </style:style>
    <style:style style:name="P3" style:family="paragraph" style:parent-style-name="Standard">
      <style:text-properties officeooo:rsid="000d9110" officeooo:paragraph-rsid="000d9110"/>
    </style:style>
    <style:style style:name="P4" style:family="paragraph" style:parent-style-name="Standard">
      <style:text-properties officeooo:rsid="0017ae99" officeooo:paragraph-rsid="0017ae99"/>
    </style:style>
    <style:style style:name="P5" style:family="paragraph" style:parent-style-name="Standard">
      <style:text-properties officeooo:rsid="00181c30" officeooo:paragraph-rsid="00181c30"/>
    </style:style>
    <style:style style:name="P6" style:family="paragraph" style:parent-style-name="Standard">
      <style:text-properties officeooo:rsid="0019f178" officeooo:paragraph-rsid="0019f178"/>
    </style:style>
    <style:style style:name="P7" style:family="paragraph" style:parent-style-name="Standard">
      <style:text-properties officeooo:rsid="001a234e" officeooo:paragraph-rsid="001a234e"/>
    </style:style>
    <style:style style:name="T1" style:family="text">
      <style:text-properties officeooo:rsid="00121e13"/>
    </style:style>
    <style:style style:name="T2" style:family="text">
      <style:text-properties officeooo:rsid="0017ae9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Taylor</text:p>
      <text:p text:style-name="P1">C++</text:p>
      <text:p text:style-name="P1">Chapter <text:span text:style-name="T2">8.7</text:span></text:p>
      <text:p text:style-name="P1"/>
      <text:p text:style-name="P7">/*</text:p>
      <text:p text:style-name="P7"><text:s/>* 07. Binary String Search</text:p>
      <text:p text:style-name="P7"><text:s/>*</text:p>
      <text:p text:style-name="P7"><text:s/>* Modification of the binary search to search strings instead</text:p>
      <text:p text:style-name="P7"><text:s/>* of integers.</text:p>
      <text:p text:style-name="P7"><text:s/>*/</text:p>
      <text:p text:style-name="P7"><text:s/></text:p>
      <text:p text:style-name="P7">#include &lt;iostream&gt;</text:p>
      <text:p text:style-name="P7">#include &lt;string&gt;</text:p>
      <text:p text:style-name="P7"></text:p>
      <text:p text:style-name="P7">using namespace std;</text:p>
      <text:p text:style-name="P7"></text:p>
      <text:p text:style-name="P7">const int NUM_NAMES = 20;</text:p>
      <text:p text:style-name="P7">const int NOT_FOUND = -1;</text:p>
      <text:p text:style-name="P7"></text:p>
      <text:p text:style-name="P7">string names[NUM_NAMES] =</text:p>
      <text:p text:style-name="P7">{</text:p>
      <text:p text:style-name="P7"><text:tab/>"Collins, Bill", "Smith, Bart", "Allen, Jim",</text:p>
      <text:p text:style-name="P7"><text:tab/>"Griffin, Jim", "Stamey, Marty", "Rose, Geri",</text:p>
      <text:p text:style-name="P7"><text:tab/>"Taylor, Terri", "Johnson, Jill",</text:p>
      <text:p text:style-name="P7"><text:tab/>"Allison, Jeff", "Looney, Joe", "Wolfe, Bill",</text:p>
      <text:p text:style-name="P7"><text:tab/>"James, Jean", "Weaver, Jim", "Pore, Bob",</text:p>
      <text:p text:style-name="P7"><text:tab/>"Rutherford, Greg", "Javens, Renee",</text:p>
      <text:p text:style-name="P7"><text:tab/>"Harrison, Rose", "Setzer, Cathy",</text:p>
      <text:p text:style-name="P7"><text:tab/>"Pike, Gordon", "Holland, Beth"</text:p>
      <text:p text:style-name="P7">};</text:p>
      <text:p text:style-name="P7"></text:p>
      <text:p text:style-name="P7">void sort(string [], const int);</text:p>
      <text:p text:style-name="P7">int binarySearch(const string [], const int, const string);</text:p>
      <text:p text:style-name="P7"></text:p>
      <text:p text:style-name="P7">int main()</text:p>
      <text:p text:style-name="P7">{</text:p>
      <text:p text:style-name="P7"><text:tab/>sort(names, NUM_NAMES);</text:p>
      <text:p text:style-name="P7"><text:tab/>string name = "Looney, Joe";</text:p>
      <text:p text:style-name="P7"><text:tab/>cout &lt;&lt; "The index of " &lt;&lt; name &lt;&lt; " is "</text:p>
      <text:p text:style-name="P7"><text:tab/><text:tab/> &lt;&lt; binarySearch(names, NUM_NAMES, name) &lt;&lt; "." &lt;&lt; endl;</text:p>
      <text:p text:style-name="P7"><text:tab/>return 0;</text:p>
      <text:p text:style-name="P7">}</text:p>
      <text:p text:style-name="P7"></text:p>
      <text:p text:style-name="P7">void sort(string names[], const int length)</text:p>
      <text:p text:style-name="P7">{</text:p>
      <text:p text:style-name="P7"><text:tab/>string smallest;</text:p>
      <text:p text:style-name="P7"><text:tab/>int smallestIndex;</text:p>
      <text:p text:style-name="P7"><text:tab/>int start = 0;</text:p>
      <text:p text:style-name="P7"><text:tab/></text:p>
      <text:p text:style-name="P7"><text:soft-page-break/><text:tab/>do</text:p>
      <text:p text:style-name="P7"><text:tab/>{</text:p>
      <text:p text:style-name="P7"><text:tab/><text:tab/>smallest = names[start];</text:p>
      <text:p text:style-name="P7"><text:tab/><text:tab/>smallestIndex = start;</text:p>
      <text:p text:style-name="P7"><text:tab/></text:p>
      <text:p text:style-name="P7"><text:tab/><text:tab/>for (int i = start; i &lt; length; i++)</text:p>
      <text:p text:style-name="P7"><text:tab/><text:tab/>{</text:p>
      <text:p text:style-name="P7"><text:tab/><text:tab/><text:tab/>if (names[i] &lt; smallest)</text:p>
      <text:p text:style-name="P7"><text:tab/><text:tab/><text:tab/>{</text:p>
      <text:p text:style-name="P7"><text:tab/><text:tab/><text:tab/><text:tab/>smallest = names[i];</text:p>
      <text:p text:style-name="P7"><text:tab/><text:tab/><text:tab/><text:tab/>smallestIndex = i;</text:p>
      <text:p text:style-name="P7"><text:tab/><text:tab/><text:tab/>}</text:p>
      <text:p text:style-name="P7"><text:tab/><text:tab/>}</text:p>
      <text:p text:style-name="P7"><text:tab/><text:tab/>names[smallestIndex] = names[start];</text:p>
      <text:p text:style-name="P7"><text:tab/><text:tab/>names[start++] = smallest;</text:p>
      <text:p text:style-name="P7"><text:tab/>} while (start &lt; length);</text:p>
      <text:p text:style-name="P7">}</text:p>
      <text:p text:style-name="P7"></text:p>
      <text:p text:style-name="P7">int binarySearch(const string numbers[], const int length, const string value)</text:p>
      <text:p text:style-name="P7">{</text:p>
      <text:p text:style-name="P7"><text:tab/>int first = 0;</text:p>
      <text:p text:style-name="P7"><text:tab/>int last = length - 1;</text:p>
      <text:p text:style-name="P7"><text:tab/>int middle;</text:p>
      <text:p text:style-name="P7"><text:tab/></text:p>
      <text:p text:style-name="P7"><text:tab/>while (first &lt;= last)</text:p>
      <text:p text:style-name="P7"><text:tab/>{</text:p>
      <text:p text:style-name="P7"><text:tab/><text:tab/>middle = (first + last) / 2;</text:p>
      <text:p text:style-name="P7"><text:tab/><text:tab/>if (numbers[middle] == value)</text:p>
      <text:p text:style-name="P7"><text:tab/><text:tab/>{</text:p>
      <text:p text:style-name="P7"><text:tab/><text:tab/><text:tab/>return middle;</text:p>
      <text:p text:style-name="P7"><text:tab/><text:tab/>}</text:p>
      <text:p text:style-name="P7"><text:tab/><text:tab/>else if (numbers[middle] &gt; value)</text:p>
      <text:p text:style-name="P7"><text:tab/><text:tab/>{</text:p>
      <text:p text:style-name="P7"><text:tab/><text:tab/><text:tab/>last = middle -1;</text:p>
      <text:p text:style-name="P7"><text:tab/><text:tab/>}</text:p>
      <text:p text:style-name="P7"><text:tab/><text:tab/>else</text:p>
      <text:p text:style-name="P7"><text:tab/><text:tab/>{</text:p>
      <text:p text:style-name="P7"><text:tab/><text:tab/><text:tab/>first = middle + 1;</text:p>
      <text:p text:style-name="P7"><text:tab/><text:tab/>}</text:p>
      <text:p text:style-name="P7"><text:tab/>}<text:tab/></text:p>
      <text:p text:style-name="P7"><text:tab/>return NOT_FOUND;</text:p>
      <text:p text:style-name="P7">}</text:p>
      <text:p text:style-name="P7"/>
      <text:p text:style-name="P1"/>
      <text:p text:style-name="P1"><draw:frame draw:style-name="fr1" draw:name="Image1" text:anchor-type="paragraph" svg:width="5.461in" svg:height="0.3201in" draw:z-index="0"><draw:image xlink:href="Pictures/10000000000002BB000000290E4EA27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1:38:21.484846282</meta:creation-date>
    <dc:date>2015-07-08T11:35:43.555562715</dc:date>
    <meta:editing-duration>P0D</meta:editing-duration>
    <meta:editing-cycles>5</meta:editing-cycles>
    <meta:generator>LibreOffice/4.2.6.3$Linux_X86_64 LibreOffice_project/420$Build-3</meta:generator>
    <meta:document-statistic meta:table-count="0" meta:image-count="1" meta:object-count="0" meta:page-count="2" meta:paragraph-count="90" meta:word-count="258" meta:character-count="1671" meta:non-whitespace-character-count="1307"/>
  </office:meta>
</office:document-meta>
</file>